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Calibri" fo:font-size="16pt" fo:font-weight="normal" officeooo:rsid="00062e88" officeooo:paragraph-rsid="00062e88" style:font-size-asian="16pt" style:font-weight-asian="normal" style:font-size-complex="16pt" style:font-weight-complex="normal"/>
    </style:style>
    <style:style style:name="P2" style:family="paragraph" style:parent-style-name="Standard">
      <style:paragraph-properties fo:text-align="center" style:justify-single-word="false"/>
      <style:text-properties style:font-name="Calibri" fo:font-size="12pt" fo:font-weight="normal" officeooo:rsid="00061cdf" officeooo:paragraph-rsid="00061cdf"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Calibri" fo:font-size="12pt" fo:font-weight="normal" officeooo:rsid="00062e88" officeooo:paragraph-rsid="00062e88"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Calibri" fo:font-size="12pt" style:text-underline-style="none" fo:font-weight="normal" officeooo:rsid="00062e88" officeooo:paragraph-rsid="00062e88"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Calibri" fo:font-size="12pt" style:text-underline-style="none" fo:font-weight="normal" officeooo:rsid="0006b770" officeooo:paragraph-rsid="0006b770"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Calibri" fo:font-size="12pt" style:text-underline-style="none" fo:font-weight="normal" officeooo:rsid="0007c23f" officeooo:paragraph-rsid="0007c23f"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Calibri" fo:font-size="12pt" style:text-underline-style="none" fo:font-weight="normal" officeooo:rsid="0008b94c" officeooo:paragraph-rsid="0008b94c"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Calibri" fo:font-size="12pt" style:text-underline-style="none" fo:font-weight="normal" officeooo:rsid="000c3630" officeooo:paragraph-rsid="000c3630"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Calibri" fo:font-size="12pt" style:text-underline-style="none" fo:font-weight="normal" officeooo:rsid="000ea102" officeooo:paragraph-rsid="000ea102"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Calibri" fo:font-size="12pt" style:text-underline-style="none" fo:font-weight="normal" officeooo:rsid="000ea102" officeooo:paragraph-rsid="0017d11f"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Calibri" fo:font-size="12pt" style:text-underline-style="none" fo:font-weight="normal" officeooo:rsid="000ea102" officeooo:paragraph-rsid="0019869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Calibri" fo:font-size="12pt" style:text-underline-style="none" fo:font-weight="normal" officeooo:rsid="002000a1" officeooo:paragraph-rsid="002000a1"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Calibri" fo:font-size="12pt" style:text-underline-style="none" fo:font-weight="normal" officeooo:rsid="00209fef" officeooo:paragraph-rsid="00209fef"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Calibri" fo:font-size="12pt" style:text-underline-style="none" fo:font-weight="normal" officeooo:rsid="00241485" officeooo:paragraph-rsid="00241485"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Calibri" fo:font-size="12pt" style:text-underline-style="none" fo:font-weight="normal" officeooo:rsid="0024d550" officeooo:paragraph-rsid="0024d550"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Calibri" fo:font-size="12pt" style:text-underline-style="none" fo:font-weight="normal" officeooo:rsid="00280745" officeooo:paragraph-rsid="00280745"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Calibri" fo:font-size="12pt" style:text-underline-style="none" fo:font-weight="normal" officeooo:rsid="002d5ef5" officeooo:paragraph-rsid="002d5ef5"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Calibri" fo:font-size="12pt" style:text-underline-style="none" fo:font-weight="normal" officeooo:rsid="0033c3e4" officeooo:paragraph-rsid="0033c3e4"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Calibri" fo:font-size="12pt" style:text-underline-style="none" fo:font-weight="normal" officeooo:rsid="0038cbec" officeooo:paragraph-rsid="0038cbec"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Calibri" fo:font-size="12pt" style:text-underline-style="none" fo:font-weight="normal" officeooo:rsid="0040ac2b" officeooo:paragraph-rsid="0040ac2b"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Calibri" fo:font-size="12pt" fo:font-style="normal" style:text-underline-style="solid" style:text-underline-width="auto" style:text-underline-color="font-color" fo:font-weight="normal" officeooo:rsid="0006b770" officeooo:paragraph-rsid="0006b770"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center" style:justify-single-word="false"/>
      <style:text-properties style:font-name="Calibri" fo:font-size="24pt" fo:font-weight="bold" officeooo:rsid="00061cdf" officeooo:paragraph-rsid="00061cdf" style:font-size-asian="24pt" style:font-weight-asian="bold" style:font-size-complex="24pt" style:font-weight-complex="bold"/>
    </style:style>
    <style:style style:name="P23" style:family="paragraph" style:parent-style-name="Standard">
      <style:paragraph-properties fo:text-align="start" style:justify-single-word="false"/>
      <style:text-properties style:font-name="Calibri" fo:font-size="12pt" style:text-underline-style="none" fo:font-weight="normal" officeooo:rsid="0016f1f7" officeooo:paragraph-rsid="00198698"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Calibri" fo:font-size="12pt" style:text-underline-style="none" fo:font-weight="normal" officeooo:rsid="004423ab" officeooo:paragraph-rsid="004423ab"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Calibri" fo:font-size="12pt" style:text-underline-style="none" fo:font-weight="normal" officeooo:rsid="004a3a7b" officeooo:paragraph-rsid="004a3a7b"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Calibri" fo:font-size="12pt" style:text-underline-style="none" fo:font-weight="normal" officeooo:rsid="004b9632" officeooo:paragraph-rsid="004b9632"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Calibri" fo:font-size="12pt" style:text-underline-style="none" fo:font-weight="normal" officeooo:rsid="004d653a" officeooo:paragraph-rsid="004d653a"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Calibri" fo:font-size="12pt" style:text-underline-style="none" fo:font-weight="normal" officeooo:rsid="004e7409" officeooo:paragraph-rsid="004e7409"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Calibri" fo:font-size="12pt" style:text-underline-style="none" fo:font-weight="normal" officeooo:rsid="00501dd2" officeooo:paragraph-rsid="00501dd2"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Calibri" fo:font-size="12pt" style:text-underline-style="none" fo:font-weight="normal" officeooo:rsid="00501dd2" officeooo:paragraph-rsid="00509592"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Calibri" fo:font-size="12pt" style:text-underline-style="none" fo:font-weight="normal" officeooo:rsid="0051b0fb" officeooo:paragraph-rsid="0051b0fb"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Calibri" fo:font-size="12pt" style:text-underline-style="none" fo:font-weight="normal" officeooo:rsid="005467e7" officeooo:paragraph-rsid="005467e7"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Calibri" fo:font-size="12pt" style:text-underline-style="none" fo:font-weight="normal" officeooo:rsid="005524f7" officeooo:paragraph-rsid="005524f7"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Calibri" fo:font-size="12pt" style:text-underline-style="none" fo:font-weight="normal" officeooo:rsid="005688e3" officeooo:paragraph-rsid="0058fb24"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Calibri" fo:font-size="12pt" style:text-underline-style="none" fo:font-weight="normal" officeooo:rsid="005688e3" officeooo:paragraph-rsid="005abb53"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font-name="Calibri" fo:font-size="12pt" style:text-underline-style="none" fo:font-weight="normal" officeooo:rsid="005688e3" officeooo:paragraph-rsid="005be723"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font-name="Calibri" fo:font-size="12pt" style:text-underline-style="none" fo:font-weight="normal" officeooo:rsid="005688e3" officeooo:paragraph-rsid="005ddd46"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font-name="Calibri" fo:font-size="12pt" style:text-underline-style="none" fo:font-weight="normal" officeooo:rsid="005688e3" officeooo:paragraph-rsid="005e4789"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font-name="Calibri" fo:font-size="12pt" style:text-underline-style="none" fo:font-weight="normal" officeooo:rsid="005688e3" officeooo:paragraph-rsid="005e5508"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font-name="Calibri" fo:font-size="12pt" style:text-underline-style="none" fo:font-weight="normal" officeooo:rsid="005688e3" officeooo:paragraph-rsid="0062da8b"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font-name="Calibri" fo:font-size="12pt" style:text-underline-style="none" fo:font-weight="normal" officeooo:rsid="005688e3" officeooo:paragraph-rsid="0064dbbc"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font-name="Calibri" fo:font-size="12pt" style:text-underline-style="none" fo:font-weight="normal" officeooo:rsid="0064dbbc" officeooo:paragraph-rsid="0064dbbc"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font-name="Calibri" fo:font-size="12pt" style:text-underline-style="none" fo:font-weight="normal" officeooo:rsid="0065ad85" officeooo:paragraph-rsid="0065ad85"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font-name="Calibri" fo:font-size="12pt" style:text-underline-style="none" fo:font-weight="normal" officeooo:rsid="0065b020" officeooo:paragraph-rsid="0065b020"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style:font-name="Calibri" fo:font-size="16pt" style:text-underline-style="none" fo:font-weight="normal" officeooo:rsid="0051b0fb" officeooo:paragraph-rsid="0051b0fb" style:font-size-asian="16pt" style:font-weight-asian="normal" style:font-size-complex="16pt" style:font-weight-complex="normal"/>
    </style:style>
    <style:style style:name="T1" style:family="text">
      <style:text-properties style:text-underline-style="solid" style:text-underline-width="auto" style:text-underline-color="font-color"/>
    </style:style>
    <style:style style:name="T2" style:family="text">
      <style:text-properties officeooo:rsid="0006b770"/>
    </style:style>
    <style:style style:name="T3" style:family="text">
      <style:text-properties style:text-underline-style="none"/>
    </style:style>
    <style:style style:name="T4" style:family="text">
      <style:text-properties officeooo:rsid="0009e75c"/>
    </style:style>
    <style:style style:name="T5" style:family="text">
      <style:text-properties officeooo:rsid="000a26d8"/>
    </style:style>
    <style:style style:name="T6" style:family="text">
      <style:text-properties officeooo:rsid="000bfa43"/>
    </style:style>
    <style:style style:name="T7" style:family="text">
      <style:text-properties officeooo:rsid="000fa3cd"/>
    </style:style>
    <style:style style:name="T8" style:family="text">
      <style:text-properties officeooo:rsid="00103f52"/>
    </style:style>
    <style:style style:name="T9" style:family="text">
      <style:text-properties officeooo:rsid="00138096"/>
    </style:style>
    <style:style style:name="T10" style:family="text">
      <style:text-properties officeooo:rsid="0015682a"/>
    </style:style>
    <style:style style:name="T11" style:family="text">
      <style:text-properties officeooo:rsid="0016f1f7"/>
    </style:style>
    <style:style style:name="T12" style:family="text">
      <style:text-properties officeooo:rsid="002218d7"/>
    </style:style>
    <style:style style:name="T13" style:family="text">
      <style:text-properties officeooo:rsid="002559d0"/>
    </style:style>
    <style:style style:name="T14" style:family="text">
      <style:text-properties officeooo:rsid="0025ea26"/>
    </style:style>
    <style:style style:name="T15" style:family="text">
      <style:text-properties officeooo:rsid="00292d96"/>
    </style:style>
    <style:style style:name="T16" style:family="text">
      <style:text-properties officeooo:rsid="002b2b6c"/>
    </style:style>
    <style:style style:name="T17" style:family="text">
      <style:text-properties officeooo:rsid="002e6d9e"/>
    </style:style>
    <style:style style:name="T18" style:family="text">
      <style:text-properties officeooo:rsid="00305718"/>
    </style:style>
    <style:style style:name="T19" style:family="text">
      <style:text-properties officeooo:rsid="0035a1f9"/>
    </style:style>
    <style:style style:name="T20" style:family="text">
      <style:text-properties officeooo:rsid="003a6058"/>
    </style:style>
    <style:style style:name="T21" style:family="text">
      <style:text-properties officeooo:rsid="00423e52"/>
    </style:style>
    <style:style style:name="T22" style:family="text">
      <style:text-properties officeooo:rsid="00460e19"/>
    </style:style>
    <style:style style:name="T23" style:family="text">
      <style:text-properties fo:font-style="normal" style:text-underline-style="solid" style:text-underline-width="auto" style:text-underline-color="font-color" style:font-style-asian="normal" style:font-style-complex="normal"/>
    </style:style>
    <style:style style:name="T24" style:family="text">
      <style:text-properties officeooo:rsid="00509592"/>
    </style:style>
    <style:style style:name="T25" style:family="text">
      <style:text-properties officeooo:rsid="0051b0fb"/>
    </style:style>
    <style:style style:name="T26" style:family="text">
      <style:text-properties officeooo:rsid="00533cf4"/>
    </style:style>
    <style:style style:name="T27" style:family="text">
      <style:text-properties officeooo:rsid="00559a47"/>
    </style:style>
    <style:style style:name="T28" style:family="text">
      <style:text-properties officeooo:rsid="00575c2e"/>
    </style:style>
    <style:style style:name="T29" style:family="text">
      <style:text-properties officeooo:rsid="0058fb24"/>
    </style:style>
    <style:style style:name="T30" style:family="text">
      <style:text-properties officeooo:rsid="005e4789"/>
    </style:style>
    <style:style style:name="T31" style:family="text">
      <style:text-properties officeooo:rsid="005e5508"/>
    </style:style>
    <style:style style:name="T32" style:family="text">
      <style:text-properties officeooo:rsid="0062da8b"/>
    </style:style>
    <style:style style:name="T33" style:family="text">
      <style:text-properties officeooo:rsid="0065b02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Contrat de vente en ligne</text:p>
      <text:p text:style-name="P2"/>
      <text:p text:style-name="P2"/>
      <text:p text:style-name="P3">Le contrat électronique obéit à des règles qui lui sont propres, mais comme c'est avant tout un contrat il obéit également à des règles communes à tout les contrats.</text:p>
      <text:p text:style-name="P3"/>
      <text:p text:style-name="P3"/>
      <text:p text:style-name="P1">I – <text:span text:style-name="T3">La formation du contrat de vente en ligne</text:span></text:p>
      <text:p text:style-name="P4"/>
      <text:p text:style-name="P4"/>
      <text:p text:style-name="P4">Le contrat de vente en ligne se forme comme tout contrat : par la rencontre d'une offre et d'une acceptation. <text:span text:style-name="T2">Avant d'accepter, l'acquéreur doit avoir été correctement informé.</text:span></text:p>
      <text:p text:style-name="P4"/>
      <text:p text:style-name="P4"/>
      <text:p text:style-name="P21"><text:span text:style-name="T3">A – </text:span>L'information pré-contractuelle</text:p>
      <text:p text:style-name="P5"/>
      <text:p text:style-name="P5"/>
      <text:p text:style-name="P6">Cette information est réalisée grâce aux informations fournies par le site et aux conditions générales de vente.</text:p>
      <text:p text:style-name="P6"/>
      <text:p text:style-name="P6"/>
      <text:p text:style-name="P7">1 – <text:span text:style-name="T1">Les informations exigées pour les sites marchands</text:span></text:p>
      <text:p text:style-name="P7"/>
      <text:p text:style-name="P7"/>
      <text:p text:style-name="P7">La loi LCEN (Loi pour la Confiance en l’Économie Numérique) exige que l'éditeur professionnel de sites web mette à la disposition du public :</text:p>
      <text:p text:style-name="P7"/>
      <text:p text:style-name="P7">– Son nom (ou sa dénomination si il s'agit d'une personne morale)</text:p>
      <text:p text:style-name="P7">– <text:span text:style-name="T4">Son adresse (ou siège social)</text:span></text:p>
      <text:p text:style-name="P7">– <text:span text:style-name="T5">Le nom du directeur de la publication</text:span></text:p>
      <text:p text:style-name="P7">– <text:span text:style-name="T6">Identification de l'hébergeur</text:span></text:p>
      <text:p text:style-name="P7"/>
      <text:p text:style-name="P8">Remarque : cette règle s'applique seulement pour l'éditeur professionnel.</text:p>
      <text:p text:style-name="P8"/>
      <text:p text:style-name="P9">Toujours selon la loi LCEN, le commerçant en ligne est tenu de communiquer un certain nombre d'informations <text:span text:style-name="T7">au destinataire de la fourniture de biens ou de services :</text:span></text:p>
      <text:p text:style-name="P9"/>
      <text:p text:style-name="P9">– <text:span text:style-name="T8">Nom et prénom (si personne physique), raison sociale (si personne morale)</text:span></text:p>
      <text:p text:style-name="P9">– <text:span text:style-name="T9">Adresse (ou siège social), adresse électronique et coordonnées téléphoniques</text:span></text:p>
      <text:p text:style-name="P9">– <text:span text:style-name="T10">Numéro d'inscription au RCS (Registre du Commerce et des Sociétés) et capital social</text:span></text:p>
      <text:p text:style-name="P10">– <text:span text:style-name="T11">Numéro d'identification si assujettissement à la TVA</text:span></text:p>
      <text:p text:style-name="P23">– Nom et adresse de l'autorité ayant délivré l'autorisation d'exercer l'activité</text:p>
      <text:p text:style-name="P23">– Si profession réglementée : références aux règles professionnelles applicables ou titre professionnel et désignation de l'état membre dans lequel le titre a été octroyé</text:p>
      <text:p text:style-name="P11"/>
      <text:p text:style-name="P12">Sanctions : 1 an d'emprisonnement et 75000 euros d'amende.</text:p>
      <text:p text:style-name="P12"/>
      <text:p text:style-name="P13"/>
      <text:p text:style-name="P13"><text:soft-page-break/>En pratique la loi ne précise pas comment respecter cette obligation. Donc les commerçants ont pris l'habitude de rédiger des rubriques : <text:span text:style-name="T12">mentions légales, informations légales.</text:span></text:p>
      <text:p text:style-name="P13"/>
      <text:p text:style-name="P13"/>
      <text:p text:style-name="P14">2 – <text:span text:style-name="T1">Les conditions générales de vente</text:span></text:p>
      <text:p text:style-name="P14"/>
      <text:p text:style-name="P14"/>
      <text:p text:style-name="P15">Elles définissent les droits et obligations de<text:span text:style-name="T14">s</text:span> parti<text:span text:style-name="T13">es.</text:span></text:p>
      <text:p text:style-name="P15"/>
      <text:p text:style-name="P16">Le commerçant peut librement rédiger ses conditions générales de vente, à condition toutefois de respecter les droits du consommateur tels que prévus par le droit de la consommation. <text:span text:style-name="T15">L'information pré-contractuelle du consommateur a fait l'objet d'une réforme par la loi du 17 mars 2014 dite « loi Hamon » qui est applicable aux contrats conclus après le 13 juin 2014. La loi impose aux professionnels de fournir les informations suivantes :</text:span></text:p>
      <text:p text:style-name="P16"/>
      <text:p text:style-name="P16">– <text:span text:style-name="T16">Les informations générales qui pèsent sur tout professionnel qui conclu un contrat avec un consommateur. Par exemple les caractéristiques essentielles du bien ou du service proposé.</text:span></text:p>
      <text:p text:style-name="P17">– Les informations relatives à l'identification du professionnel, <text:span text:style-name="T17">à l'existence éventuelle de code de bonne conduite, aux modes de règlement des litiges.</text:span></text:p>
      <text:p text:style-name="P17">– <text:span text:style-name="T18">Chaque fois que le délai de rétractation existe, le consommateur doit en être informé. Si ce droit n'existe pas, il doit également en être informé. Le consommateur doit savoir qui supporte les frais de renvoi en cas de rétractation.</text:span></text:p>
      <text:p text:style-name="P17"/>
      <text:p text:style-name="P18">La loi ajoute que le professionnel doit rappeler au consommateur – avant qu'il ne passe sa commande :</text:p>
      <text:p text:style-name="P18"/>
      <text:p text:style-name="P18">– Les informations relatives au prix</text:p>
      <text:p text:style-name="P18">– La durée du contrat</text:p>
      <text:p text:style-name="P18">– La durée minimale des obligations du consommateur en vertu du contrat</text:p>
      <text:p text:style-name="P18">– <text:span text:style-name="T19">Que la passation de la commande oblige au paiement du prix (mention qui doit être indiquée sous peine de nullité), les moyens de paiement acceptés et les éventuelles restrictions de livraison</text:span></text:p>
      <text:p text:style-name="P18"/>
      <text:p text:style-name="P19">Toutes ces informations <text:span text:style-name="T20">doivent être communiquées au consommateur de manière lisible et compréhensible. Ces informations doivent être confirmées au consommateur qui doit les recevoir sur support durable, dans un délai raisonnable et au plus tard au moment de la livraison du bien ou de l’exécution du service.</text:span></text:p>
      <text:p text:style-name="P20">Le contrat doit être accompagné d'un formulaire type de rétractation <text:span text:style-name="T21">(dont les modalités seront fixées par un décret en conseil d’État.</text:span></text:p>
      <text:p text:style-name="P20"/>
      <text:p text:style-name="P24">Les sanctions : le non respect d'obligation d'information est la prorogation <text:span text:style-name="T22">du délai de rétractation. Si aucune indication n'a été donnée sur les frais de renvoi de la marchandise, le consommateur est dispensé de ces frais.</text:span></text:p>
      <text:p text:style-name="P25">En cas de litige il appartient au(x) professionnel(le)(s) de faire la preuve qu'il a bien porté à la connaissance du consommateur les informations légales et réglementaires.</text:p>
      <text:p text:style-name="P25">Les juges considèrent que la seule présence de condition générale de vente est insuffisante. Autrement dit, le site doit prévoir, dans le processus de commande, une case à cocher, par laquelle <text:s/>le consommateur reconnaît avoir lu et accepté les conditions générales de vente.</text:p>
      <text:p text:style-name="P25"/>
      <text:p text:style-name="P25"/>
      <text:p text:style-name="P25"><text:soft-page-break/>B – <text:span text:style-name="T1">La rencontre de l'offre et de l'acceptation</text:span></text:p>
      <text:p text:style-name="P25"/>
      <text:p text:style-name="P25"/>
      <text:p text:style-name="P25">La conclusion du contrat en ligne relève essentiellement du droit commun des contrats. Il obéit donc aux quatre conditions classiques de formation :</text:p>
      <text:p text:style-name="P25"/>
      <text:p text:style-name="P25">– La capacité</text:p>
      <text:p text:style-name="P25">– Le consentement</text:p>
      <text:p text:style-name="P25">– Un objet certain</text:p>
      <text:p text:style-name="P25">– Une cause licite</text:p>
      <text:p text:style-name="P25"/>
      <text:p text:style-name="P25"/>
      <text:p text:style-name="P26">1 – <text:span text:style-name="T23">La capacité</text:span></text:p>
      <text:p text:style-name="P26"/>
      <text:p text:style-name="P26"/>
      <text:p text:style-name="P26">Le contrôle de la capacité du contractant peut poser problème sur Internet, car aucun texte spécifique ne règle la question.</text:p>
      <text:p text:style-name="P26">En pratique, les sites web effectuent le contrôle de la capacité contractuelle :</text:p>
      <text:p text:style-name="P26"/>
      <text:p text:style-name="P26">– Par le biais des moyens de paiement</text:p>
      <text:p text:style-name="P26">– Par la demande de pièces justificatives supplémentaires</text:p>
      <text:p text:style-name="P26">– Par un contact direct avec le client</text:p>
      <text:p text:style-name="P26">– En insérant dans les conditions générales de vente une clause par laquelle le client s'engage à avoir l'âge requit pour passer la commande.</text:p>
      <text:p text:style-name="P26"/>
      <text:p text:style-name="P26"/>
      <text:p text:style-name="P27">2 – <text:span text:style-name="T1">La rencontre des volontés</text:span></text:p>
      <text:p text:style-name="P27"/>
      <text:p text:style-name="P27"/>
      <text:p text:style-name="P27">Un contrat est conclu quand il y a accord de volonté, c'est-à-dire la rencontre d'une offre et d'une acceptation.</text:p>
      <text:p text:style-name="P27"/>
      <text:p text:style-name="P27">a – <text:span text:style-name="T1">L'offre</text:span></text:p>
      <text:p text:style-name="P27"/>
      <text:p text:style-name="P27">L'offre exposée par le site doit être claire et se distinguer nettement d'une simple publicité.</text:p>
      <text:p text:style-name="P27">L'offre doit impérativement énoncer :</text:p>
      <text:p text:style-name="P27"/>
      <text:p text:style-name="P27">– Les différentes étapes à suivre pour conclure le contrat par voie électronique.</text:p>
      <text:p text:style-name="P27">– Les moyens techniques permettant à l'utilisateur, avant la conclusion du contrat, d'identifier les erreurs commises dans la saisie des données et de les corriger.</text:p>
      <text:p text:style-name="P27">– Les langues proposées pour la conclusion du contrat.</text:p>
      <text:p text:style-name="P27">– En cas d'archivage du contrat, les modalités de cet archivage et les conditions d'accès au contrat archivé.</text:p>
      <text:p text:style-name="P27">– Les moyens de consulter par voie électronique les règles professionnelles et commerciales auxquelles l'auteur de l'offre entend se soumettre.</text:p>
      <text:p text:style-name="P27">Le site web marchand reste engagé par l'offre « Tant qu'elle est accessible par voie électronique de son fait ». Si l'offre a été donnée pour une durée déterminée, elle perd toute sa valeur si l'acceptation est donnée lorsque l'offre est expirée alors même qu'elle resterait en ligne.</text:p>
      <text:p text:style-name="P27"/>
      <text:p text:style-name="P28"><text:soft-page-break/><text:s/>b – <text:span text:style-name="T1">L'acceptation</text:span></text:p>
      <text:p text:style-name="P28"/>
      <text:p text:style-name="P28"/>
      <text:p text:style-name="P29">La loi réglemente la forme d'une acceptation d'une offre sous forme électronique et consacre le principe du "double-clic". Cela consiste pour l'acceptant :</text:p>
      <text:p text:style-name="P29"/>
      <text:p text:style-name="P29">– A exprimer son consentement par un clic ( placement du produit dans le panier )</text:p>
      <text:p text:style-name="P29">– A confirmer son acceptation par un nouveau clic intervenant après la vérification du contenu de la commande (détail de la commande + prix total).</text:p>
      <text:p text:style-name="P29"/>
      <text:p text:style-name="P29">Ce système fondé sur la réitération de l'acceptation permet de limiter les risques d'erreur.</text:p>
      <text:p text:style-name="P30">La loi impose l'émission d'un accusé de réception par l'auteur de l'offre. <text:span text:style-name="T24">Cette émission doit être faite « sans délai injustifié et par voie électronique ».</text:span></text:p>
      <text:p text:style-name="P30"><text:line-break/><text:span text:style-name="T25">Ces règles ne sont pas applicables dans deux cas :</text:span></text:p>
      <text:p text:style-name="P30"/>
      <text:p text:style-name="P30">– <text:span text:style-name="T25">Lorsque le contrat est conclure exclusivement par échange de courriers électroniques</text:span></text:p>
      <text:p text:style-name="P30">– <text:span text:style-name="T25">Lorsque la convention est passée entre professionnels</text:span></text:p>
      <text:p text:style-name="P30"/>
      <text:p text:style-name="P30"/>
      <text:p text:style-name="P45">II – L'exécution du contrat</text:p>
      <text:p text:style-name="P31"/>
      <text:p text:style-name="P31"/>
      <text:p text:style-name="P31">Le consommateur bénéficie d'un droit de rétractation et peut faire constater que certaines clauses du contrat sont abusives. <text:span text:style-name="T26">Le cyber-vendeur doit respecter un certain nombre d'obligations.</text:span></text:p>
      <text:p text:style-name="P31"/>
      <text:p text:style-name="P31"/>
      <text:p text:style-name="P32">A – <text:span text:style-name="T1">La protection du consommateur</text:span></text:p>
      <text:p text:style-name="P32"/>
      <text:p text:style-name="P32"/>
      <text:p text:style-name="P32">1 – <text:span text:style-name="T1">Le droit de rétractation</text:span></text:p>
      <text:p text:style-name="P32"/>
      <text:p text:style-name="P32"/>
      <text:p text:style-name="P33">C'est le droit de l'une des parties au contrat de revenir de manière discrétionnaire sur le consentement qu'elle a donné lors de la conclusion du contrat. <text:span text:style-name="T27">La rétractation entraîne l'anéantissement du contrat.</text:span></text:p>
      <text:p text:style-name="P33"/>
      <text:p text:style-name="P34">La loi Hamon a modifiée les règles existantes. Jusqu'en mai 2014 le délai légal était de 7 jours. Il passe à 14 jours pour les ventes à distance.<text:line-break/><text:span text:style-name="T28">Pour les contrats relatifs à la fourniture d'un contenu numérique non fourni sur un support matériel il n'y a pas de délai de rétractation si l'exécution a commencée avec l'accord préalable du consommateur pendant le délai de rétractation et qu'il a expressément à ce droit.</text:span></text:p>
      <text:p text:style-name="P35"><text:span text:style-name="T29">Le premier jour, c'est-à-dire celui du point de départ du délai, n'est pas compté. En revanche le dernier jour du délai est compté. Si le dernier jour tombe un dimanche ou un jour férié, le délai est prorogé jusqu'au lendemain. La loi fixe, selon les cas, plusieurs points de départ du délai :</text:span></text:p>
      <text:p text:style-name="P35"/>
      <text:p text:style-name="P36"><text:span text:style-name="T29">– Pour les contrats de vente et les contrats de prestations de services comportant la livraison d'un bien, le point de départ est le jour ou le consommateur prend physiquement possession du bien.</text:span></text:p>
      <text:p text:style-name="P37"><text:span text:style-name="T29">– Si la commande porte sur des biens multiples livrés de manière séparés, le point de départ du </text:span><text:soft-page-break/><text:span text:style-name="T29">délai est le jour de la livraison du dernier bien.</text:span></text:p>
      <text:p text:style-name="P38"><text:span text:style-name="T29">– Si le contrat porte sur la livraison régulière de biens pendant une période déterminée, le point de départ du délai est le jour de livraison du premier bien.</text:span></text:p>
      <text:p text:style-name="P38"/>
      <text:p text:style-name="P39"><text:span text:style-name="T30">Le délai est porté à 12 mois au cas ou le professionnel n'a pas informé le consommateur de l'existence de droit de rétractation.</text:span></text:p>
      <text:p text:style-name="P39"/>
      <text:p text:style-name="P41"><text:span text:style-name="T31">L'exercice du droit de rétractation se fait au moyen d'un formulaire ( un modèle type de formulaire sera établi par un décret ). Toutefois l'utilisation du formulaire n'est pas obligatoire.</text:span></text:p>
      <text:p text:style-name="P41"><text:span text:style-name="T31">Le consommateur peut exprimer sa volonté de se rétracter par l'envoi d'une lettre recommandée avec accusé de réception.</text:span></text:p>
      <text:p text:style-name="P41"><text:span text:style-name="T31">La rétraction peut aussi se faire en ligne sur proposition du professionnel ( accusé de réception sur support durable devant être adressé par le vendeur ).</text:span></text:p>
      <text:p text:style-name="P41"><text:span text:style-name="T31">Le droit de rétractation est discrétionnaire ( aucune justification à fournir + aucune pénalité ).</text:span></text:p>
      <text:p text:style-name="P40"><text:span text:style-name="T32">Le professionnel a une obligation de remboursement des sommes reçues du consommateur dans un délai de 14 jours suivant le jour ou il est informé de la décision du consommateur de se rétracter. </text:span></text:p>
      <text:p text:style-name="P42">A noter que le délai a été raccourci puisque avant la loi Hamon il était de 30 jours.</text:p>
      <text:p text:style-name="P42">Si le professionnel ne rembourse pas dans les délais, les sommes dues sont de plein droit majorée du taux d'intérêt légal.</text:p>
      <text:p text:style-name="P42"/>
      <text:p text:style-name="P42"/>
      <text:p text:style-name="P43">2 – <text:span text:style-name="T1">Les clauses abusives</text:span></text:p>
      <text:p text:style-name="P43"/>
      <text:p text:style-name="P43"/>
      <text:p text:style-name="P43">Dans les contrats conclus entre professionnels et non-professionnels – ou consommateur – ce sont des causes ayant pour effets de créer un déséquilibre significatif entre les droits et obligations des partis au détriment du consommateur.</text:p>
      <text:p text:style-name="P44">Une liste des clauses abusives a été dressée, certaines clauses étant considérées comme noires, d'autres comme gri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4T17:44:02.716000000</meta:creation-date>
    <dc:date>2014-09-11T18:52:15.267000000</dc:date>
    <meta:editing-duration>PT6H18M39S</meta:editing-duration>
    <meta:editing-cycles>95</meta:editing-cycles>
    <meta:generator>LibreOffice/4.3.1.2$Windows_x86 LibreOffice_project/958349dc3b25111dbca392fbc281a05559ef6848</meta:generator>
    <meta:document-statistic meta:table-count="0" meta:image-count="0" meta:object-count="0" meta:page-count="5" meta:paragraph-count="92" meta:word-count="1657" meta:character-count="10456" meta:non-whitespace-character-count="8834"/>
  </office:meta>
</office:document-meta>
</file>